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variant="normal" fo:text-transform="none" fo:color="#326917" style:font-name="Comic Sans Ms" fo:font-size="9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iv class="ficheperso"&gt;&lt;div class="banniere"&gt;&lt;/div&gt;&lt;span class="titrerp"&gt;Les aventures&lt;/span&gt;&lt;blockquote&gt;&lt;div class="titregeneralfiche"&gt;Catégorie des RP (en cours, terminés, etc)&lt;/div&gt;<text:line-break/>&lt;span class="titreun"&gt;[url=http://fateofwishes.forumactif.org/][color=#EEEEEE]Nom du RP + lien[/color][/url]&lt;/span&gt;&lt;div class="infosgen"&gt;Lieu du RP - Participants<text:line-break/>&lt;div class="sepafiche"&gt;Il était une fois un joli RP plein d'amour tellement beau qu'on pouvait écrire plein de trucs trop biens sur lui. C'était vachement pratique pour illustrer le code de sa petite fiche perso qu'on peut tout dire ce qu'on veut dedans, et que ce joli code fait exprès pour fêter l'arrivée du 100ème membre est trop bien. Et surtout parce que l'ancien était moche et plaisait pas à la fonda mais elle l'avait fait à l'arrache, ne pensant pas que le forum aurait un tel succès, elle croyait qu'elle aurait tout le temps de le faire en plus beau. Et ben non... !&lt;/div&gt;&lt;/div&gt;<text:line-break/>&lt;span class="titreun"&gt;[url=http://fateofwishes.forumactif.org/][color=#EEEEEE]Nom du RP + lien[/color][/url]&lt;/span&gt;&lt;div class="infosgen"&gt;Lieu du RP - Participants<text:line-break/>&lt;div class="sepafiche"&gt;Il était une fois un joli RP plein d'amour tellement beau qu'on pouvait écrire plein de trucs trop biens sur lui. C'était vachement pratique pour illustrer le code de sa petite fiche perso qu'on peut tout dire ce qu'on veut dedans, et que ce joli code fait exprès pour fêter l'arrivée du 100ème membre est trop bien. Et surtout parce que l'ancien était moche et plaisait pas à la fonda mais elle l'avait fait à l'arrache, ne pensant pas que le forum aurait un tel succès, elle croyait qu'elle aurait tout le temps de le faire en plus beau. Et ben non... !&lt;/div&gt;&lt;/div&gt;<text:line-break/><text:line-break/>&lt;div class="titregeneralfiche"&gt;Catégorie des RP (en cours, terminés, etc)&lt;/div&gt;<text:line-break/>&lt;span class="titreun"&gt;[url=http://fateofwishes.forumactif.org/][color=#EEEEEE]Nom du RP + lien[/color][/url]&lt;/span&gt;&lt;div class="infosgen"&gt;Lieu du RP - Participants<text:line-break/>&lt;div class="sepafiche"&gt;Il était une fois un joli RP plein d'amour tellement beau qu'on pouvait écrire plein de trucs trop biens sur lui. C'était vachement pratique pour illustrer le code de sa petite fiche perso qu'on peut tout dire ce qu'on veut dedans, et que ce joli code fait exprès pour fêter l'arrivée du 100ème membre est trop bien. Et surtout parce que l'ancien était moche et plaisait pas à la fonda mais elle l'avait fait à l'arrache, ne pensant pas que le forum aurait un tel succès, elle croyait qu'elle aurait tout le temps de le faire en plus beau. Et ben non... !&lt;/div&gt;&lt;/div&gt;&lt;/div&gt;&lt;/blockquote&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é </meta:initial-creator>
    <meta:creation-date>2017-04-23T15:14:20.96</meta:creation-date>
    <dc:date>2017-04-27T19:14:26</dc:date>
    <dc:creator>Théo </dc:creator>
    <meta:editing-duration>PT19M24S</meta:editing-duration>
    <meta:editing-cycles>2</meta:editing-cycles>
    <meta:generator>OpenOffice/4.1.1$Win32 OpenOffice.org_project/411m6$Build-9775</meta:generator>
    <meta:document-statistic meta:table-count="0" meta:image-count="0" meta:object-count="0" meta:page-count="1" meta:paragraph-count="1" meta:word-count="365" meta:character-count="2548"/>
  </office:meta>
</office:document-meta>
</file>